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ta analysis flow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2" draw:text-style-name="P1" xml:id="id2" draw:id="id2" draw:layer="layout" svg:width="4.318cm" svg:height="2.794cm" svg:x="22.352cm" svg:y="16.256cm">
          <text:p text:style-name="P1">Publication </text:p>
          <text:p text:style-name="P1">figu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842cm" svg:height="2.794cm" svg:x="14.732cm" svg:y="16.256cm">
          <text:p text:style-name="P1">Experiment specific </text:p>
          <text:p text:style-name="P1">plot packag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574cm" svg:y1="17.653cm" svg:x2="22.352cm" svg:y2="17.653cm" draw:start-shape="id1" draw:start-glue-point="1" draw:end-shape="id2" svg:d="M20574 17653h1778" svg:viewBox="0 0 1779 1">
          <text:p/>
        </draw:connector>
        <draw:custom-shape draw:style-name="gr2" draw:text-style-name="P1" xml:id="id3" draw:id="id3" draw:layer="layout" svg:width="5.842cm" svg:height="2.794cm" svg:x="6.312cm" svg:y="12.7cm">
          <text:p text:style-name="P1">Filtered Data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842cm" svg:height="2.794cm" svg:x="6.312cm" svg:y="16.256cm">
          <text:p text:style-name="P1">Axis label, </text:p>
          <text:p text:style-name="P1">legen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9.906cm" svg:x="5.08cm" svg:y="10.16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7.62cm" svg:height="0.962cm" svg:x="5.588cm" svg:y="10.214cm">
          <draw:text-box>
            <text:p>Python dictionary or h5</text:p>
          </draw:text-box>
        </draw:frame>
        <draw:connector draw:style-name="gr3" draw:text-style-name="P1" draw:layer="layout" svg:x1="12.154cm" svg:y1="14.097cm" svg:x2="14.732cm" svg:y2="17.653cm" draw:start-shape="id3" draw:start-glue-point="1" draw:end-shape="id1" draw:end-glue-point="3" svg:d="M12154 14097h1289v3556h1289" svg:viewBox="0 0 2579 3557">
          <text:p/>
        </draw:connector>
        <draw:connector draw:style-name="gr3" draw:text-style-name="P1" draw:layer="layout" svg:x1="12.154cm" svg:y1="17.653cm" svg:x2="14.732cm" svg:y2="17.653cm" draw:start-shape="id4" draw:start-glue-point="1" draw:end-shape="id1" draw:end-glue-point="3" svg:d="M12154 17653h2578" svg:viewBox="0 0 2579 1">
          <text:p/>
        </draw:connector>
        <draw:custom-shape draw:style-name="gr2" draw:text-style-name="P1" xml:id="id5" draw:id="id5" draw:layer="layout" svg:width="4.318cm" svg:height="2.794cm" svg:x="0.762cm" svg:y="5.334cm">
          <text:p text:style-name="P1">DAQ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826cm" svg:height="2.794cm" svg:x="6.604cm" svg:y="5.334cm">
          <text:p text:style-name="P1">XTC on psana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35cm" svg:height="2.794cm" svg:x="12.7cm" svg:y="5.334cm">
          <text:p text:style-name="P1">First pass analysis</text:p>
          <text:p text:style-name="P1">(ROI,area,peak,etc...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8cm" svg:y1="6.731cm" svg:x2="6.604cm" svg:y2="6.731cm" draw:start-shape="id5" draw:start-glue-point="1" draw:end-shape="id6" draw:end-glue-point="3" svg:d="M5080 6731h1524" svg:viewBox="0 0 1525 1">
          <text:p/>
        </draw:connector>
        <draw:connector draw:style-name="gr3" draw:text-style-name="P1" draw:layer="layout" svg:x1="11.43cm" svg:y1="6.731cm" svg:x2="12.7cm" svg:y2="6.731cm" draw:start-shape="id6" draw:start-glue-point="1" draw:end-shape="id7" draw:end-glue-point="3" svg:d="M11430 6731h1270" svg:viewBox="0 0 1271 1">
          <text:p/>
        </draw:connector>
        <draw:custom-shape draw:style-name="gr2" draw:text-style-name="P1" xml:id="id8" draw:id="id8" draw:layer="layout" svg:width="6.35cm" svg:height="2.794cm" svg:x="21.082cm" svg:y="5.334cm">
          <text:p text:style-name="P1">Reduced H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05cm" svg:y1="6.731cm" svg:x2="21.082cm" svg:y2="6.731cm" draw:start-shape="id7" draw:start-glue-point="1" draw:end-shape="id8" draw:end-glue-point="3" svg:d="M19050 6731h2032" svg:viewBox="0 0 2033 1">
          <text:p/>
        </draw:connector>
        <draw:custom-shape draw:style-name="gr2" draw:text-style-name="P1" xml:id="id9" draw:id="id9" draw:layer="layout" svg:width="2.54cm" svg:height="2.032cm" svg:x="24.638cm" svg:y="10.16cm">
          <text:p text:style-name="P1">glue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064cm" svg:height="2.032cm" svg:x="20.066cm" svg:y="10.16cm">
          <text:p text:style-name="P1">Mask config</text:p>
          <draw:enhanced-geometry svg:viewBox="0 0 21600 21600" draw:type="rectangle" draw:enhanced-path="M 0 0 L 21600 0 21600 21600 0 21600 0 0 Z N"/>
        </draw:custom-shape>
        <draw:frame draw:style-name="gr5" draw:layer="layout" svg:width="3.556cm" svg:height="0.962cm" svg:x="19.304cm" svg:y="9.144cm">
          <draw:text-box>
            <text:p>filtering</text:p>
          </draw:text-box>
        </draw:frame>
        <draw:custom-shape draw:style-name="gr4" draw:text-style-name="P1" draw:layer="layout" svg:width="8.636cm" svg:height="6.35cm" svg:x="18.796cm" svg:y="8.63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4.257cm" svg:y1="8.128cm" svg:x2="25.908cm" svg:y2="10.16cm" draw:start-shape="id8" draw:start-glue-point="2" draw:end-shape="id9" svg:d="M24257 8128v1016h1651v1016" svg:viewBox="0 0 1652 2033">
          <text:p/>
        </draw:connector>
        <draw:connector draw:style-name="gr3" draw:text-style-name="P1" draw:layer="layout" svg:x1="24.257cm" svg:y1="8.128cm" svg:x2="22.098cm" svg:y2="10.16cm" draw:start-shape="id8" draw:start-glue-point="2" draw:end-shape="id10" svg:d="M24257 8128v1016h-2159v1016" svg:viewBox="0 0 2160 2033">
          <text:p/>
        </draw:connector>
        <draw:connector draw:style-name="gr3" draw:text-style-name="P1" draw:layer="layout" svg:x1="20.066cm" svg:y1="11.176cm" svg:x2="9.233cm" svg:y2="12.7cm" draw:start-shape="id10" draw:start-glue-point="3" draw:end-shape="id3" draw:end-glue-point="0" svg:d="M20066 11176h-10833v1524" svg:viewBox="0 0 10834 1525">
          <text:p/>
        </draw:connector>
        <draw:connector draw:style-name="gr3" draw:text-style-name="P1" draw:layer="layout" draw:line-skew="0cm 0cm -1.023cm" svg:x1="25.908cm" svg:y1="12.192cm" svg:x2="9.233cm" svg:y2="12.7cm" draw:start-shape="id9" draw:start-glue-point="2" draw:end-shape="id3" draw:end-glue-point="0" svg:d="M25908 12192v501h-7512v-1517h-9163v1524" svg:viewBox="0 0 16676 1525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oan Zohar</meta:initial-creator>
    <meta:creation-date>2017-09-03T17:02:41.025731164</meta:creation-date>
    <dc:date>2017-09-03T17:39:06.085558918</dc:date>
    <dc:creator>Sioan Zohar</dc:creator>
    <meta:editing-duration>PT6M14S</meta:editing-duration>
    <meta:editing-cycles>2</meta:editing-cycles>
    <meta:generator>LibreOffice/4.2.8.2$Linux_X86_64 LibreOffice_project/420$Build-2</meta:generator>
    <meta:document-statistic meta:object-count="52"/>
  </office:meta>
</office:document-meta>
</file>